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99fd" officeooo:paragraph-rsid="001d99fd"/>
    </style:style>
    <style:style style:name="P2" style:family="paragraph" style:parent-style-name="Standard">
      <style:text-properties officeooo:rsid="001e767d" officeooo:paragraph-rsid="001e767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e767d" officeooo:paragraph-rsid="001e767d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20c207" officeooo:paragraph-rsid="0020c207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2260a4" officeooo:paragraph-rsid="002260a4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22cce8" officeooo:paragraph-rsid="0022cce8" style:font-weight-asian="bold" style:font-weight-complex="bold"/>
    </style:style>
    <style:style style:name="P7" style:family="paragraph" style:parent-style-name="Standard">
      <style:text-properties style:text-underline-style="none" fo:font-weight="normal" officeooo:rsid="002260a4" officeooo:paragraph-rsid="002260a4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22cce8" officeooo:paragraph-rsid="0022cce8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20c207" officeooo:paragraph-rsid="0020c207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2260a4" officeooo:paragraph-rsid="002260a4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24bed3" officeooo:paragraph-rsid="0024bed3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296131" officeooo:paragraph-rsid="00296131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2b229b" officeooo:paragraph-rsid="002b229b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2d03cb" officeooo:paragraph-rsid="002d03cb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2d40c3" officeooo:paragraph-rsid="002d40c3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2d8041" officeooo:paragraph-rsid="002d8041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2f6c1a" officeooo:paragraph-rsid="002f6c1a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2f6c1a" officeooo:paragraph-rsid="002fb73e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2fb73e" officeooo:paragraph-rsid="002fb73e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315e46" officeooo:paragraph-rsid="00315e46" style:font-weight-asian="normal" style:font-weight-complex="normal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24bed3" officeooo:paragraph-rsid="0024bed3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2f6c1a" officeooo:paragraph-rsid="002fb73e" style:font-weight-asian="bold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fo:font-weight="normal" officeooo:rsid="00296131" officeooo:paragraph-rsid="00296131" style:font-weight-asian="normal" style:font-weight-complex="normal"/>
    </style:style>
    <style:style style:name="P24" style:family="paragraph" style:parent-style-name="Standard">
      <style:text-properties style:text-underline-style="solid" style:text-underline-width="auto" style:text-underline-color="font-color" fo:font-weight="normal" officeooo:rsid="002d8041" officeooo:paragraph-rsid="002d8041" style:font-weight-asian="normal" style:font-weight-complex="normal"/>
    </style:style>
    <style:style style:name="P25" style:family="paragraph" style:parent-style-name="Standard">
      <style:text-properties style:text-underline-style="solid" style:text-underline-width="auto" style:text-underline-color="font-color" officeooo:rsid="001e767d" officeooo:paragraph-rsid="001e767d"/>
    </style:style>
    <style:style style:name="P26" style:family="paragraph" style:parent-style-name="Standard">
      <style:text-properties fo:font-style="italic" style:text-underline-style="none" fo:font-weight="normal" officeooo:rsid="002b229b" officeooo:paragraph-rsid="002b229b" style:font-style-asian="italic" style:font-weight-asian="normal" style:font-style-complex="italic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officeooo:rsid="0026b9d2"/>
    </style:style>
    <style:style style:name="T3" style:family="text">
      <style:text-properties officeooo:rsid="002f6c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minik Netri 4.C 2. sk.</text:p>
      <text:p text:style-name="P1"/>
      <text:p text:style-name="P3">Inštalácia Next.js</text:p>
      <text:p text:style-name="P2"/>
      <text:p text:style-name="P2">npx <text:a xlink:type="simple" xlink:href="mailto:create-next-app@latest" text:style-name="Internet_20_link" text:visited-style-name="Visited_20_Internet_20_Link">create-next-app@latest</text:a></text:p>
      <text:p text:style-name="P2"/>
      <text:p text:style-name="P25">Settings:</text:p>
      <text:p text:style-name="P2">What is your project named? *názov projektu*</text:p>
      <text:p text:style-name="P2">Would you like to use TypeScript? No / Yes - Yes</text:p>
      <text:p text:style-name="P2">Would you like to use ESLint? No / Yes - Yes</text:p>
      <text:p text:style-name="P2">Would you like to use Tailwind CSS? No / Yes - No</text:p>
      <text:p text:style-name="P2">Would you like your code inside a `src/` directory? No / Yes - Yes</text:p>
      <text:p text:style-name="P2">Would you like to use App Router? (recommended) No / Yes - Yes</text:p>
      <text:p text:style-name="P2">Would you like to customize the import alias (`@/*` by default)? No / Yes - No</text:p>
      <text:p text:style-name="P2"/>
      <text:p text:style-name="P3">Inštalácia Material UI:</text:p>
      <text:p text:style-name="P2">npm install @mui/material @emotion/react @emotion/styled</text:p>
      <text:p text:style-name="P2"/>
      <text:p text:style-name="P4">Spustenie servera na development:</text:p>
      <text:p text:style-name="P9">npm run dev</text:p>
      <text:p text:style-name="P9"/>
      <text:p text:style-name="P22">VSCode extensions:</text:p>
      <text:p text:style-name="P18">GitLens</text:p>
      <text:p text:style-name="P18">GitHub Pull Requests</text:p>
      <text:p text:style-name="P19">Prettier</text:p>
      <text:p text:style-name="P4"><text:span text:style-name="T1"/></text:p>
      <text:p text:style-name="P6">File system:</text:p>
      <text:p text:style-name="P8">app – core stránky, router</text:p>
      <text:p text:style-name="P8">priečinky v app – jednotlivé stránky</text:p>
      <text:p text:style-name="P8"/>
      <text:p text:style-name="P5">Vyhradené súbory v app:</text:p>
      <text:p text:style-name="P7">page.tsx – hlavná stránka</text:p>
      <text:p text:style-name="P7">layout.tsx</text:p>
      <text:p text:style-name="P7">not-found.tsx</text:p>
      <text:p text:style-name="P7"/>
      <text:p text:style-name="P21"><text:span text:style-name="T3">Version control</text:span>:</text:p>
      <text:p text:style-name="P11">ukladanie <text:span text:style-name="T2">lokálnych </text:span>súborov na cloud <text:span text:style-name="T2">cez .git</text:span></text:p>
      <text:p text:style-name="P11">production server – hostovanie stránky na internete</text:p>
      <text:p text:style-name="P16">github – ukladá len poslednú zálohu</text:p>
      <text:p text:style-name="P16">git – ukladá všetky predchádzajúce verzie</text:p>
      <text:p text:style-name="P11"/>
      <text:p text:style-name="P23">Setup:</text:p>
      <text:p text:style-name="P12">git init</text:p>
      <text:p text:style-name="P12">git branch -m main</text:p>
      <text:p text:style-name="P26">založiť repository na github stránke</text:p>
      <text:p text:style-name="P13">git config –global user.name „GITHUB_MENO“</text:p>
      <text:p text:style-name="P13">git config –global user.email „GITHUB_EMAIL“</text:p>
      <text:p text:style-name="P14">git remote add origin REPOSITORY_URL</text:p>
      <text:p text:style-name="P15">git remote -v //kontrola či to funguje</text:p>
      <text:p text:style-name="P19"/>
      <text:p text:style-name="P24"/>
      <text:p text:style-name="P24"/>
      <text:p text:style-name="P24"><text:soft-page-break/>Príkazy:</text:p>
      <text:p text:style-name="P16">git add . //uloží celý projekt</text:p>
      <text:p text:style-name="P20">Source Control záložka – commitne zmeny na github, treba dať hore men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0T12:26:00.517622823</meta:creation-date>
    <meta:generator>LibreOffice/24.2.5.2$Linux_X86_64 LibreOffice_project/420$Build-2</meta:generator>
    <dc:date>2024-09-26T12:40:01.514678894</dc:date>
    <meta:editing-duration>PT1H31M49S</meta:editing-duration>
    <meta:editing-cycles>18</meta:editing-cycles>
    <meta:document-statistic meta:table-count="0" meta:image-count="0" meta:object-count="0" meta:page-count="2" meta:paragraph-count="42" meta:word-count="213" meta:character-count="1313" meta:non-whitespace-character-count="1135"/>
  </office:meta>
</office:document-meta>
</file>